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 Extra Bold3" svg:font-family="'JetBrains Mono Extra Bold'" style:font-adornments="Extra Bold" style:font-pitch="fixed"/>
    <style:font-face style:name="JetBrains Mono Extra Bold1" svg:font-family="'JetBrains Mono Extra Bold'" style:font-adornments="Extra Bold" style:font-pitch="variable"/>
    <style:font-face style:name="JetBrains Mono Extra Bold2" svg:font-family="'JetBrains Mono Extra Bold'" style:font-family-generic="roman" style:font-pitch="variable"/>
    <style:font-face style:name="JetBrains Mono Extra Bold" svg:font-family="'JetBrains Mono Extra Bold'" style:font-adornments="Extra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99cm" svg:height="1.652cm" draw:transform="rotate (0.523598775598299) translate (1cm 4.34cm)">
          <draw:text-box>
            <text:p><text:span text:style-name="T1">Duplic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 Extra Bold3" svg:font-family="'JetBrains Mono Extra Bold'" style:font-adornments="Extra Bold" style:font-pitch="fixed"/>
    <style:font-face style:name="JetBrains Mono Extra Bold1" svg:font-family="'JetBrains Mono Extra Bold'" style:font-adornments="Extra Bold" style:font-pitch="variable"/>
    <style:font-face style:name="JetBrains Mono Extra Bold2" svg:font-family="'JetBrains Mono Extra Bold'" style:font-family-generic="roman" style:font-pitch="variable"/>
    <style:font-face style:name="JetBrains Mono Extra Bold" svg:font-family="'JetBrains Mono Extra Bold'" style:font-adornments="Extra 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b2b2b2" style:text-outline="false" style:text-line-through-style="none" style:text-line-through-type="none" style:font-name="JetBrains Mono Extra Bold3" fo:font-family="'JetBrains Mono Extra Bold'" style:font-style-name="Extra Bold" style:font-pitch="fixed" fo:font-size="32pt" fo:font-style="normal" fo:text-shadow="none" style:text-underline-style="none" fo:font-weight="80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1cm" fo:margin-left="1cm" fo:margin-right="1cm" fo:page-width="8.636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8:55:21.836818592</meta:creation-date>
    <dc:date>2020-07-21T20:34:11.147525617</dc:date>
    <meta:editing-duration>PT38M21S</meta:editing-duration>
    <meta:editing-cycles>7</meta:editing-cycles>
    <meta:generator>LibreOffice/6.4.4.2$Linux_X86_64 LibreOffice_project/40$Build-2</meta:generator>
    <meta:document-statistic meta:object-count="1"/>
  </office:meta>
</office:document-meta>
</file>